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Helvetica, 'Lucida Sans Unicode', 'Microsoft Sans Serif', 'Segoe UI Symbol', STIXGeneral, 'Cambria Math', 'Arial Unicode MS', sans-serif"/>
    <style:font-face style:name="Arial" svg:font-family="Arial, Helvetica, sans-serif"/>
    <style:font-face style:name="Lohit Devanagari1" svg:font-family="'Lohit Devanagari'"/>
    <style:font-face style:name="Source Sans Pro" svg:font-family="'Source Sans Pro', Helvetica, Arial, sans-serif"/>
    <style:font-face style:name="Verdana" svg:font-family="Verdana, Arial, Helvetica, sans-serif"/>
    <style:font-face style:name="arial1" svg:font-family="arial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cc8b2d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c8b2d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9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10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a3a49b" officeooo:paragraph-rsid="00cc8b2d" style:font-size-asian="8pt" style:font-style-asian="normal" style:font-size-complex="8pt" style:font-style-complex="normal"/>
    </style:style>
    <style:style style:name="P11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12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officeooo:paragraph-rsid="00b82740"/>
    </style:style>
    <style:style style:name="P14" style:family="paragraph" style:parent-style-name="Standard">
      <style:text-properties officeooo:rsid="00bd57d7" officeooo:paragraph-rsid="00bd57d7"/>
    </style:style>
    <style:style style:name="P15" style:family="paragraph" style:parent-style-name="Standard">
      <style:text-properties officeooo:rsid="00bd6350" officeooo:paragraph-rsid="00c03e55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21" style:family="paragraph" style:parent-style-name="Standard">
      <style:text-properties fo:font-size="8pt" officeooo:rsid="00a3a49b" officeooo:paragraph-rsid="00cc8b2d" style:font-size-asian="8pt" style:font-size-complex="8pt"/>
    </style:style>
    <style:style style:name="P22" style:family="paragraph" style:parent-style-name="Standard">
      <style:text-properties fo:font-size="8pt" officeooo:paragraph-rsid="00b82740" style:font-size-asian="8pt" style:font-size-complex="8pt"/>
    </style:style>
    <style:style style:name="P23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24" style:family="paragraph" style:parent-style-name="Standard">
      <style:text-properties fo:font-size="8pt" officeooo:rsid="007a9dff" officeooo:paragraph-rsid="00cc8b2d" style:font-size-asian="8pt" style:font-size-complex="8pt"/>
    </style:style>
    <style:style style:name="P25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26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27" style:family="paragraph" style:parent-style-name="Standard">
      <style:text-properties fo:font-size="8pt" officeooo:paragraph-rsid="00cc8b2d" style:font-size-asian="8pt" style:font-size-complex="8pt"/>
    </style:style>
    <style:style style:name="P28" style:family="paragraph" style:parent-style-name="Standard">
      <style:text-properties officeooo:paragraph-rsid="00cc8b2d"/>
    </style:style>
    <style:style style:name="P29" style:family="paragraph" style:parent-style-name="Heading_20_1">
      <style:paragraph-properties fo:break-before="page"/>
      <style:text-properties officeooo:rsid="00b82740" officeooo:paragraph-rsid="00b82740"/>
    </style:style>
    <style:style style:name="P30" style:family="paragraph" style:parent-style-name="Title">
      <style:paragraph-properties fo:text-align="center" style:justify-single-word="false"/>
      <style:text-properties officeooo:paragraph-rsid="0053f08a"/>
    </style:style>
    <style:style style:name="P31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paragraph-rsid="00cc8b2d" style:font-size-asian="8pt" style:font-weight-asian="normal" style:font-size-complex="8pt" style:font-weight-complex="normal"/>
    </style:style>
    <style:style style:name="P33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35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38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39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40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41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42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43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44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45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46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47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48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49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50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51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52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53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54" style:family="paragraph" style:parent-style-name="Standard" style:list-style-name="L1">
      <style:text-properties style:font-name="arial" fo:font-size="10pt" officeooo:rsid="00c68a6b" officeooo:paragraph-rsid="00cf9728" style:font-size-asian="10pt" style:font-size-complex="10pt"/>
    </style:style>
    <style:style style:name="P55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56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57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58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59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60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61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62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63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64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65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66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67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68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69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71" style:family="paragraph" style:parent-style-name="Standard" style:list-style-name="L1">
      <style:text-properties style:font-name="arial" fo:font-size="10pt" officeooo:rsid="00c9ba56" officeooo:paragraph-rsid="00cf9728" style:font-size-asian="8.75pt" style:font-size-complex="10pt"/>
    </style:style>
    <style:style style:name="P72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73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74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75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76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77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78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79" style:family="paragraph" style:parent-style-name="Standard" style:list-style-name="L2">
      <style:text-properties fo:font-size="9pt" officeooo:paragraph-rsid="005f549b" style:font-size-asian="9pt" style:font-size-complex="9pt"/>
    </style:style>
    <style:style style:name="P80" style:family="paragraph" style:parent-style-name="Standard">
      <style:text-properties fo:font-size="8pt" style:font-size-asian="8pt" style:font-size-complex="8pt"/>
    </style:style>
    <style:style style:name="P81" style:family="paragraph" style:parent-style-name="Standard" style:list-style-name="L3">
      <style:text-properties fo:font-size="8pt" officeooo:rsid="00bd6350" officeooo:paragraph-rsid="00c03e55" style:font-size-asian="8pt" style:font-size-complex="8pt"/>
    </style:style>
    <style:style style:name="P82" style:family="paragraph" style:parent-style-name="Standard">
      <style:text-properties fo:font-size="8pt" officeooo:paragraph-rsid="00d1ef55" style:font-size-asian="8pt" style:font-size-complex="8pt"/>
    </style:style>
    <style:style style:name="P83" style:family="paragraph" style:parent-style-name="Standard">
      <style:text-properties fo:font-size="8pt" officeooo:paragraph-rsid="00d0f957" style:font-size-asian="8pt" style:font-size-complex="8pt"/>
    </style:style>
    <style:style style:name="P84" style:family="paragraph" style:parent-style-name="Standard">
      <style:text-properties fo:font-size="8pt" officeooo:paragraph-rsid="00d2b8a0" style:font-size-asian="8pt" style:font-size-complex="8pt"/>
    </style:style>
    <style:style style:name="P85" style:family="paragraph" style:parent-style-name="Standard" style:list-style-name="L4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8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8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d2b8a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8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b82740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d1ef55" style:font-size-asian="8pt" style:font-style-asian="normal" style:font-size-complex="8pt" style:font-style-complex="normal"/>
    </style:style>
    <style:style style:name="P91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d2b8a0" style:font-size-asian="8pt" style:font-style-asian="normal" style:font-size-complex="8pt" style:font-style-complex="normal"/>
    </style:style>
    <style:style style:name="P92" style:family="paragraph" style:parent-style-name="Standard">
      <style:text-properties fo:font-variant="normal" fo:text-transform="none" fo:color="#333333" style:font-name="Source Sans Pro" fo:font-size="8pt" fo:font-style="normal" fo:font-weight="normal" officeooo:paragraph-rsid="00d2b8a0" style:font-size-asian="8pt" style:font-size-complex="8pt"/>
    </style:style>
    <style:style style:name="P93" style:family="paragraph" style:parent-style-name="Standard">
      <style:text-properties officeooo:paragraph-rsid="00d1ef55"/>
    </style:style>
    <style:style style:name="P94" style:family="paragraph" style:parent-style-name="Standard">
      <style:text-properties officeooo:rsid="00a3a49b" officeooo:paragraph-rsid="00d1ef55"/>
    </style:style>
    <style:style style:name="P95" style:family="paragraph" style:parent-style-name="Standard">
      <style:text-properties officeooo:paragraph-rsid="00d2b8a0"/>
    </style:style>
    <style:style style:name="P96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P97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cc8b2d" officeooo:paragraph-rsid="00cc8b2d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cc8b2d" officeooo:paragraph-rsid="00d2904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d1ef55" officeooo:paragraph-rsid="00d1ef55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paragraph-rsid="00d2904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Serif" fo:font-size="8pt" fo:font-weight="normal" officeooo:rsid="00d0858b" officeooo:paragraph-rsid="00d0858b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rsid="00d0858b" officeooo:paragraph-rsid="00d0858b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1ef55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9049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b8a0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weight-asian="normal" style:font-size-complex="8pt" style:font-weight-complex="normal"/>
    </style:style>
    <style:style style:name="T29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ize-complex="8pt" loext:padding="0in" loext:border="none"/>
    </style:style>
    <style:style style:name="T30" style:family="text">
      <style:text-properties fo:font-variant="normal" fo:text-transform="none" style:use-window-font-color="true" style:font-name="Liberation Serif" fo:letter-spacing="normal"/>
    </style:style>
    <style:style style:name="T31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d1ef55" style:text-blinking="false" fo:background-color="#ffffff" loext:char-shading-value="0"/>
    </style:style>
    <style:style style:name="T35" style:family="text">
      <style:text-properties fo:font-variant="normal" fo:text-transform="none" style:font-name="Liberation Serif" fo:letter-spacing="normal"/>
    </style:style>
    <style:style style:name="T36" style:family="text">
      <style:text-properties fo:font-variant="normal" fo:text-transform="none" style:font-name="Liberation Serif" fo:letter-spacing="normal" fo:font-style="normal" fo:font-weight="normal"/>
    </style:style>
    <style:style style:name="T37" style:family="text">
      <style:text-properties fo:font-variant="normal" fo:text-transform="none" fo:color="#333333" style:font-name="Liberation Serif" fo:letter-spacing="normal"/>
    </style:style>
    <style:style style:name="T38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39" style:family="text">
      <style:text-properties fo:font-variant="normal" fo:text-transform="none" fo:color="#333333" style:font-name="Liberation Serif" fo:font-size="11.25pt" fo:letter-spacing="normal" fo:font-style="normal" fo:font-weight="normal"/>
    </style:style>
    <style:style style:name="T40" style:family="text">
      <style:text-properties fo:font-variant="normal" fo:text-transform="none" fo:color="#006699" style:text-line-through-style="none" style:text-line-through-type="none" style:font-name="Liberation Serif" fo:font-size="11.25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6699" style:text-line-through-style="none" style:text-line-through-type="none" style:font-name="Liberation Serif" fo:font-size="11.25pt" fo:letter-spacing="normal" fo:font-style="normal" style:text-underline-style="none" fo:font-weight="normal" style:text-blinking="false" fo:background-color="#ffffff" loext:char-shading-value="0"/>
    </style:style>
    <style:style style:name="T42" style:family="text">
      <style:text-properties fo:font-variant="normal" fo:text-transform="none" fo:color="#006699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006699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44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46" style:family="text">
      <style:text-properties style:use-window-font-color="true" style:font-name="Liberation Serif" fo:letter-spacing="normal" officeooo:rsid="00bd57d7" style:font-style-asian="normal" style:font-style-complex="normal"/>
    </style:style>
    <style:style style:name="T47" style:family="text">
      <style:text-properties style:use-window-font-color="true" style:font-name="Liberation Serif" fo:font-size="8pt" officeooo:rsid="009d3b88" style:font-size-asian="8pt" style:font-size-complex="8pt"/>
    </style:style>
    <style:style style:name="T48" style:family="text">
      <style:text-properties style:use-window-font-color="true" style:font-name="Liberation Serif" fo:font-size="8pt" officeooo:rsid="009d6157" style:font-size-asian="8pt" style:font-size-complex="8pt"/>
    </style:style>
    <style:style style:name="T49" style:family="text">
      <style:text-properties style:use-window-font-color="true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50" style:family="text">
      <style:text-properties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51" style:family="text">
      <style:text-properties style:use-window-font-color="true" style:font-name="Liberation Serif" fo:language="en" fo:country="US" style:font-style-asian="normal" style:font-style-complex="normal"/>
    </style:style>
    <style:style style:name="T52" style:family="text">
      <style:text-properties style:use-window-font-color="true" style:font-name="Liberation Serif" fo:font-size="8pt" fo:font-weight="normal" officeooo:rsid="00d0858b" style:font-size-asian="8pt" style:font-weight-asian="normal" style:font-size-complex="8pt" style:font-weight-complex="normal"/>
    </style:style>
    <style:style style:name="T53" style:family="text">
      <style:text-properties officeooo:rsid="00a596da"/>
    </style:style>
    <style:style style:name="T54" style:family="text">
      <style:text-properties officeooo:rsid="00b9d383"/>
    </style:style>
    <style:style style:name="T55" style:family="text">
      <style:text-properties officeooo:rsid="00bbc169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ize="8pt" officeooo:rsid="007e9655" style:font-size-asian="8pt" style:font-size-complex="8pt"/>
    </style:style>
    <style:style style:name="T58" style:family="text">
      <style:text-properties fo:font-size="8pt" officeooo:rsid="005e7df5" style:font-size-asian="8pt" style:font-size-complex="8pt"/>
    </style:style>
    <style:style style:name="T59" style:family="text">
      <style:text-properties fo:font-size="8pt" officeooo:rsid="00c03e55" style:font-size-asian="8pt" style:font-size-complex="8pt"/>
    </style:style>
    <style:style style:name="T60" style:family="text">
      <style:text-properties fo:font-size="8pt" officeooo:rsid="00c9ba56" style:font-size-asian="8pt" style:font-size-complex="8pt"/>
    </style:style>
    <style:style style:name="T61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65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67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68" style:family="text">
      <style:text-properties fo:font-size="8pt" fo:font-style="normal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0cafe58" style:font-size-asian="8pt" style:font-style-asian="normal" style:font-size-complex="8pt" style:font-style-complex="normal"/>
    </style:style>
    <style:style style:name="T74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75" style:family="text">
      <style:text-properties officeooo:rsid="007e655f"/>
    </style:style>
    <style:style style:name="T76" style:family="text">
      <style:text-properties officeooo:rsid="007a9dff"/>
    </style:style>
    <style:style style:name="T77" style:family="text">
      <style:text-properties officeooo:rsid="00cc8b2d"/>
    </style:style>
    <style:style style:name="T78" style:family="text">
      <style:text-properties style:font-name="Liberation Serif" fo:font-size="8pt" fo:font-weight="normal" officeooo:rsid="00d1ef55" style:font-size-asian="8pt" style:font-weight-asian="normal" style:font-size-complex="8pt" style:font-weight-complex="normal"/>
    </style:style>
    <style:style style:name="T79" style:family="text">
      <style:text-properties style:font-name="Liberation Serif" fo:font-size="8pt" fo:font-weight="bold" officeooo:rsid="00d1ef55" style:font-size-asian="8pt" style:font-weight-asian="bold" style:font-size-complex="8pt" style:font-weight-complex="bold"/>
    </style:style>
    <style:style style:name="T80" style:family="text">
      <style:text-properties style:font-name="Liberation Serif" fo:font-size="8pt" fo:font-weight="bold" officeooo:rsid="00d29049" style:font-size-asian="8pt" style:font-weight-asian="bold" style:font-size-complex="8pt" style:font-weight-complex="bold"/>
    </style:style>
    <style:style style:name="T81" style:family="text">
      <style:text-properties style:font-name="Liberation Serif" fo:font-size="8pt" fo:font-weight="bold" officeooo:rsid="00d2b8a0" style:font-size-asian="8pt" style:font-weight-asian="bold" style:font-size-complex="8pt" style:font-weight-complex="bold"/>
    </style:style>
    <style:style style:name="T82" style:family="text">
      <style:text-properties officeooo:rsid="00d0f957"/>
    </style:style>
    <style:style style:name="T83" style:family="text">
      <style:text-properties officeooo:rsid="00d1ef5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5">Linear Library Development </text:span><text:span text:style-name="T4">Notes and </text:span><text:span text:style-name="T6">S</text:span><text:span text:style-name="T4">cratchpad</text:span></text:p>
      <text:p text:style-name="P31"/>
      <text:p text:style-name="Heading_20_1">Timeline</text:p>
      <text:p text:style-name="P16"/>
      <text:list xml:id="list3847401362766763257" text:style-name="L1">
        <text:list-item>
          <text:p text:style-name="P33">Mar 2018</text:p>
          <text:list>
            <text:list-item>
              <text:p text:style-name="P36">Started sub-library bmath</text:p>
              <text:p text:style-name="P36"/>
            </text:list-item>
            <text:list-item>
              <text:p text:style-name="P37">Implemented ring and group framework<text:line-break/></text:p>
            </text:list-item>
          </text:list>
        </text:list-item>
        <text:list-item>
          <text:p text:style-name="P33">Apr 2018</text:p>
          <text:list>
            <text:list-item>
              <text:p text:style-name="P36">Designed Vector and Matrix perspectives</text:p>
              <text:p text:style-name="P36"/>
            </text:list-item>
            <text:list-item>
              <text:p text:style-name="P36">Added f3_t matrix and vector objects</text:p>
              <text:p text:style-name="P36"/>
            </text:list-item>
            <text:list-item>
              <text:p text:style-name="P47">Basic linear algebra functions for matrix and vector<text:line-break/></text:p>
            </text:list-item>
          </text:list>
        </text:list-item>
        <text:list-item>
          <text:p text:style-name="P34"><text:span text:style-name="T54">May</text:span> 2018</text:p>
          <text:list>
            <text:list-item>
              <text:p text:style-name="P47">Initial version of Colesky &amp; LU Decomposition</text:p>
              <text:p text:style-name="P38"/>
            </text:list-item>
            <text:list-item>
              <text:p text:style-name="P48">Initial version Matrix inversions based on above decompositions</text:p>
              <text:p text:style-name="P39"/>
            </text:list-item>
            <text:list-item>
              <text:p text:style-name="P48">Jacoby EVD (for symmetric matrix)</text:p>
              <text:p text:style-name="P39"/>
            </text:list-item>
            <text:list-item>
              <text:p text:style-name="P48">Tridiagonalization via Givens Rotations</text:p>
              <text:p text:style-name="P39"/>
            </text:list-item>
            <text:list-item>
              <text:p text:style-name="P49">EVD Using Tridiagonal QR with explicit shift (Francis-Approach)</text:p>
              <text:p text:style-name="P40"/>
            </text:list-item>
            <text:list-item>
              <text:p text:style-name="P41"><text:span text:style-name="T55">Developed “isolated shift” method for EVD<text:line-break/></text:span><text:span text:style-name="T63">I</text:span><text:span text:style-name="T61">nitially called it ‘implicit shift’ </text:span><text:span text:style-name="T62">because thought it </text:span><text:span text:style-name="T63">to be the </text:span><text:span text:style-name="T61">same as Francis/Wilkinson implicit shift; </text:span><text:span text:style-name="T62">later realized that this approach is </text:span><text:span text:style-name="T63">actually </text:span><text:span text:style-name="T62">different (possibly new), </text:span><text:span text:style-name="T63">thus </text:span><text:span text:style-name="T64">renamed it later to ‘isolated-shift’. </text:span><text:span text:style-name="T63">Isolated shift has more stable convergence than implicit shift. Both methods should have similar accuracy.</text:span></text:p>
              <text:p text:style-name="P73"/>
            </text:list-item>
            <text:list-item>
              <text:p text:style-name="P58">Designed Covariance Framework<text:line-break/></text:p>
            </text:list-item>
          </text:list>
        </text:list-item>
        <text:list-item>
          <text:p text:style-name="P69">Jun 2018</text:p>
          <text:list>
            <text:list-item>
              <text:p text:style-name="P42"><text:span text:style-name="T11">Affine framework </text:span><text:span text:style-name="T9">(Framework with virtual ‘1’ appended to a vector)</text:span></text:p>
              <text:p text:style-name="P60"/>
            </text:list-item>
            <text:list-item>
              <text:p text:style-name="P42"><text:span text:style-name="T11">Symmetric pseudoinverse </text:span><text:span text:style-name="T12">(Moore-Penrose-Inverse) </text:span><text:span text:style-name="T11">based on EVD</text:span></text:p>
              <text:p text:style-name="P58"/>
            </text:list-item>
            <text:list-item>
              <text:p text:style-name="P58">Linear Estimator Framework</text:p>
              <text:p text:style-name="P62"/>
            </text:list-item>
            <text:list-item>
              <text:p text:style-name="P50">Bidiagonalization via Givens Rotations</text:p>
              <text:p text:style-name="P42"/>
            </text:list-item>
            <text:list-item>
              <text:p text:style-name="P50">General purpose SVD based on Golub-Reinsch-Approach.</text:p>
              <text:p text:style-name="P42"/>
            </text:list-item>
            <text:list-item>
              <text:p text:style-name="P59">General pseudoinverse based on SVD<text:line-break/></text:p>
            </text:list-item>
          </text:list>
        </text:list-item>
      </text:list>
      <text:p text:style-name="P19"/>
      <text:list xml:id="list105826405685410" text:continue-numbering="true" text:style-name="L1">
        <text:list-item>
          <text:p text:style-name="P96"><text:span text:style-name="T11">Ju</text:span><text:span text:style-name="T10">l</text:span><text:span text:style-name="T11"> 2018</text:span></text:p>
          <text:list>
            <text:list-item>
              <text:p text:style-name="P51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1"><text:span text:style-name="T74">bmath</text:span><text:span text:style-name="T68"> </text:span><text:span text:style-name="T70">2...</text:span><text:span text:style-name="T68">3 x faster </text:span><text:span text:style-name="T70">and more accurate</text:span></text:p>
                </text:list-item>
                <text:list-item>
                  <text:p text:style-name="P74">bmath: no thin decomposition yet</text:p>
                </text:list-item>
              </text:list>
              <text:p text:style-name="P75"/>
            </text:list-item>
            <text:list-item>
              <text:p text:style-name="P64">Found viable approach for thin decomposition</text:p>
              <text:p text:style-name="P43"><text:span text:style-name="T65">Realized that thin-decomposition (UBD, LBD, QR</text:span><text:span text:style-name="T66">D</text:span><text:span text:style-name="T65">, LQ</text:span><text:span text:style-name="T66">D</text:span><text:span text:style-name="T65">) can be achieved efficiently </text:span><text:span text:style-name="T67">by</text:span><text:span text:style-name="T65"> reverse construction of rotation matrices from given rotations. This requires </text:span><text:span text:style-name="T66">all involved </text:span><text:span text:style-name="T65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67">Dedicated Givens Rotation Framework </text:p>
              <text:list>
                <text:list-item>
                  <text:p text:style-name="P61">row-, col-rotation, swipe, sweep</text:p>
                </text:list-item>
                <text:list-item>
                  <text:p text:style-name="P55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68"/>
            </text:list-item>
            <text:list-item>
              <text:p text:style-name="P44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68"/>
            </text:list-item>
            <text:list-item>
              <text:p text:style-name="P51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1"><text:span text:style-name="T74">bmath</text:span><text:span text:style-name="T68"> </text:span><text:span text:style-name="T70">&gt;= </text:span><text:span text:style-name="T68">3x faster </text:span></text:p>
                </text:list-item>
                <text:list-item>
                  <text:p text:style-name="P56"><text:span text:style-name="T69">bmath: thin decomposition </text:span><text:span text:style-name="T68">for m &gt;&gt; n less accurate than gsl</text:span></text:p>
                  <text:p text:style-name="P76"/>
                </text:list-item>
              </text:list>
            </text:list-item>
            <text:list-item>
              <text:p text:style-name="P57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63"/>
            </text:list-item>
            <text:list-item>
              <text:p text:style-name="P65">Speed optimized nxm SVD for n&lt;&lt;m and n&gt;&gt;m via LQ, QR</text:p>
              <text:p text:style-name="P63"/>
            </text:list-item>
            <text:list-item>
              <text:p text:style-name="P57"><text:span text:style-name="T7">Analyzed </text:span><text:span text:style-name="T14">practicability of </text:span><text:span text:style-name="T7">adjacent vs. distant rotations:<text:line-break/></text:span><text:span text:style-name="T68">Both methods equally accurate and complex for factorizations. Distant approach has the potential to be better optimizable.</text:span></text:p>
              <text:p text:style-name="P66"/>
            </text:list-item>
            <text:list-item>
              <text:p text:style-name="P65">Improved SVD stability by monitoring reducibility</text:p>
              <text:p text:style-name="P65"/>
            </text:list-item>
            <text:list-item>
              <text:p text:style-name="P65">Matrix state analysis via Frobenius norm</text:p>
            </text:list-item>
          </text:list>
        </text:list-item>
      </text:list>
      <text:p text:style-name="P18"/>
      <text:list xml:id="list105824992146104" text:continue-numbering="true" text:style-name="L1">
        <text:list-header>
          <text:p text:style-name="P45"/>
        </text:list-header>
        <text:list-item>
          <text:p text:style-name="P35">Aug 2018</text:p>
          <text:list>
            <text:list-item>
              <text:p text:style-name="P52">Designed dedicated evaluation framework for matrix functions</text:p>
              <text:p text:style-name="P45"/>
            </text:list-item>
            <text:list-item>
              <text:p text:style-name="P52">Permutation Framework </text:p>
              <text:p text:style-name="P45"/>
            </text:list-item>
            <text:list-item>
              <text:p text:style-name="P45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65"/>
            </text:list-item>
            <text:list-item>
              <text:p text:style-name="P46"><text:span text:style-name="T14">Found </text:span><text:span text:style-name="T15">reason and remedy for accuracy loss on m &lt;&lt; n<text:line-break/></text:span><text:span text:style-name="T70">Reason: Chained-rotations preserve total vector norm which accumulates in a single vector element causing increased accuracy-loss in subsequent rotations.</text:span><text:line-break/><text:span text:style-name="T60">Remedy: Use multiple smaller chains and multiple accumulation points.</text:span></text:p>
              <text:p text:style-name="P78"/>
            </text:list-item>
            <text:list-item>
              <text:p text:style-name="P70">Improved accuracy</text:p>
              <text:p text:style-name="P70"/>
            </text:list-item>
            <text:list-item>
              <text:p text:style-name="P70">Started AVX-code-optimizations</text:p>
            </text:list-item>
            <text:list-item>
              <text:p text:style-name="P72">Improved cache optimizations</text:p>
              <text:p text:style-name="P70"/>
            </text:list-item>
            <text:list-item>
              <text:p text:style-name="P53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3"><text:span text:style-name="T74">bmath</text:span><text:span text:style-name="T68"> </text:span><text:span text:style-name="T73">about</text:span><text:span text:style-name="T72"> </text:span><text:span text:style-name="T73">7</text:span><text:span text:style-name="T68">x faster </text:span><text:span text:style-name="T71">and </text:span><text:span text:style-name="T73">tends to be </text:span><text:span text:style-name="T71">more accurate</text:span></text:p>
                  <text:p text:style-name="P77"/>
                </text:list-item>
              </text:list>
            </text:list-item>
            <text:list-item>
              <text:p text:style-name="P53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54"><text:span text:style-name="T74">bmath</text:span><text:span text:style-name="T68"> </text:span><text:span text:style-name="T73">still </text:span><text:span text:style-name="T71">about 3...4</text:span><text:span text:style-name="T68">x</text:span><text:span text:style-name="T71"> slower at similar accuracy</text:span></text:p>
                </text:list-item>
              </text:list>
              <text:p text:style-name="P71"><text:line-break/></text:p>
            </text:list-item>
          </text:list>
        </text:list-item>
      </text:list>
      <text:p text:style-name="P17"><text:tab/></text:p>
      <text:p text:style-name="P17"/>
      <text:p text:style-name="P29">Literature</text:p>
      <text:p text:style-name="P2"/>
      <text:p text:style-name="P88">Paper</text:p>
      <text:p text:style-name="P6"/>
      <text:p text:style-name="P106"><text:span text:style-name="T79">- </text:span><text:span text:style-name="T81">Basics</text:span><text:span text:style-name="T79"> -</text:span></text:p>
      <text:p text:style-name="P84"><text:span text:style-name="T78"/></text:p>
      <text:p text:style-name="P84"><text:span text:style-name="T75">G.H. Golup, C. Reinsch: </text:span>Singular Value Decomposition and Least Squares Solutions.</text:p>
      <text:p text:style-name="P82"><text:span text:style-name="T75">Numerische Mathematik (Journal) Vol. 14, Issue 5, Apr 1970, Pg 403-420.</text:span></text:p>
      <text:p text:style-name="P82"><text:span text:style-name="T75">(https://dl.acm.org/citation.cfm?id=2718152)</text:span></text:p>
      <text:p text:style-name="P22"/>
      <text:p text:style-name="P93"><text:span text:style-name="T47">J. </text:span><text:span text:style-name="T48">G. F. </text:span><text:span text:style-name="T47">Francis: The Q R transformation. A unitary analogue to the L R transformation – </text:span><text:span text:style-name="T48">Part1</text:span><text:span text:style-name="T49">.</text:span></text:p>
      <text:p text:style-name="P93"><text:span text:style-name="Emphasis"><text:span text:style-name="T50">The Computer Journal</text:span></text:span><text:span text:style-name="T22">, Vol. 4, Issue 3, Jan 1961, Pg. 265–271.</text:span></text:p>
      <text:p text:style-name="P93"><text:span text:style-name="T23">(</text:span><text:a xlink:type="simple" xlink:href="https://academic.oup.com/comjnl/article/4/3/265/380632" text:style-name="Internet_20_link" text:visited-style-name="Visited_20_Internet_20_Link"><text:span text:style-name="T56">https://academic.oup.com/comjnl/article/4/3/265/380632</text:span></text:a><text:span text:style-name="T23">)</text:span></text:p>
      <text:p text:style-name="P9"/>
      <text:p text:style-name="P93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/text:p>
      <text:p text:style-name="P93"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.<text:line-break/>(</text:span><text:a xlink:type="simple" xlink:href="https://academic.oup.com/comjnl/article/4/4/332/432033" text:style-name="Internet_20_link" text:visited-style-name="Visited_20_Internet_20_Link"><text:span text:style-name="T56">https://academic.oup.com/comjnl/article/4/4/332/432033</text:span></text:a><text:span text:style-name="T23">)</text:span></text:p>
      <text:p text:style-name="P9"/>
      <text:p text:style-name="P94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/text:p>
      <text:p text:style-name="P94"><text:span text:style-name="Emphasis"><text:span text:style-name="T25">The Computer Journal</text:span></text:span><text:span text:style-name="T22">, Vol. 8, Issue 1, Apr 1965, Pg. 77–84</text:span></text:p>
      <text:p text:style-name="P8"><text:span text:style-name="T56">(</text:span><text:a xlink:type="simple" xlink:href="https://academic.oup.com/comjnl/article/8/1/77/489906" text:style-name="Internet_20_link" text:visited-style-name="Visited_20_Internet_20_Link"><text:span text:style-name="T56">https://academic.oup.com/comjnl/article/8/1/77/489906</text:span></text:a><text:span text:style-name="T56">)</text:span></text:p>
      <text:p text:style-name="P12"/>
      <text:p text:style-name="P20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14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11"/>
      <text:p text:style-name="P104"><text:span text:style-name="T79">- </text:span><text:span text:style-name="T80">High Performance Computing</text:span><text:span text:style-name="T79"> -</text:span></text:p>
      <text:p text:style-name="P100"/>
      <text:p text:style-name="P92"><text:span text:style-name="T46">G.W. Stewart: </text:span><text:span text:style-name="T51">The economical storage of plane rotations.</text:span></text:p>
      <text:p text:style-name="P91">Numer. Math. (1976) 25: 137. </text:p>
      <text:p text:style-name="P91"><text:span text:style-name="T83">(</text:span>https://doi.org/10.1007/BF01462266<text:span text:style-name="T83">)</text:span></text:p>
      <text:p text:style-name="P87"/>
      <text:p text:style-name="P95"><text:span text:style-name="Strong_20_Emphasis"><text:span text:style-name="T28">F. G. Van Zee, R. A. van de Geijn: </text:span></text:span><text:span text:style-name="T56">BLIS: A Framework for Rapidly Instantiating BLAS Functionality.</text:span></text:p>
      <text:p text:style-name="P101">ACM Transactions on Mathematical Software, <text:span text:style-name="T77">Vol 41, Issue 3, June 2015, Art. No. 14</text:span></text:p>
      <text:p text:style-name="P99">(<text:a xlink:type="simple" xlink:href="https://dl.acm.org/citation.cfm?id=2764454" text:style-name="Internet_20_link" text:visited-style-name="Visited_20_Internet_20_Link">https://dl.acm.org/citation.cfm?id=2764454</text:a>)</text:p>
      <text:p text:style-name="P99"/>
      <text:p text:style-name="P105"><text:span text:style-name="T52">P.A. Knight: </text:span><text:span text:style-name="T29">Fast rectangular matrix multiplication and </text:span><text:span text:style-name="Emphasis"><text:span text:style-name="T29">QR </text:span></text:span><text:span text:style-name="T29">decomposition.</text:span></text:p>
      <text:p text:style-name="P103"><text:span text:style-name="T29">Linear Algebra and its Applications Vol 221, May 1995, Pg. 69-81</text:span></text:p>
      <text:p text:style-name="P103"><text:span text:style-name="T29">(https://www.sciencedirect.com/science/article/pii/002437959300230W)</text:span></text:p>
      <text:p text:style-name="P102"/>
      <text:p text:style-name="P80">E. Elmroth , F.G. Gustavson: Applying recursion to serial and parallel QR factorization leads to better performance.</text:p>
      <text:p text:style-name="P82"><text:span text:style-name="T34">IBM Journal of Research and Development, Vol 44, Issue 4, July 2000.</text:span></text:p>
      <text:p text:style-name="P83"><text:span text:style-name="T82">(http://citeseerx.ist.psu.edu/viewdoc/summary?doi=10.1.1.33.1820)</text:span></text:p>
      <text:p text:style-name="P86"/>
      <text:p text:style-name="P2"/>
      <text:p text:style-name="P88">Hardcover</text:p>
      <text:p text:style-name="P6"/>
      <text:p text:style-name="P25"><text:span text:style-name="T76">G.</text:span>H Golub, C.F. Van Loan Matrix Computations (4<text:span text:style-name="T1">th</text:span> Edition) <text:s/><text:span text:style-name="T76">ISBN </text:span>1-4214-0794-9</text:p>
      <text:p text:style-name="P25"/>
      <text:p text:style-name="P23">Stoer – Bulisch; Numerische Mathematik 2, Chapter 6, ISBN 3-540-23777-1</text:p>
      <text:p text:style-name="P22"/>
      <text:p text:style-name="P26">Numerical Recipes in C, Pg. 456ff, ISBN 0-521-43108-5</text:p>
      <text:list xml:id="list5418040263201238527" text:style-name="L2">
        <text:list-header>
          <text:p text:style-name="P79"/>
        </text:list-header>
      </text:list>
      <text:p text:style-name="P2"/>
      <text:p text:style-name="P88">Wikipedia</text:p>
      <text:p text:style-name="P6"/>
      <text:p text:style-name="P13"><text:span text:style-name="T2">Spectral Theorem: <text:tab/><text:tab/>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13"><text:span text:style-name="T2">Spectral </text:span><text:span text:style-name="T3">Decomposition</text:span><text:span text:style-name="T2">: <text:tab/></text:span><text:a xlink:type="simple" xlink:href="https://en.wikipedia.org/wiki/Matrix_decomposition" text:style-name="Internet_20_link" text:visited-style-name="Visited_20_Internet_20_Link"><text:span text:style-name="T56">https://en.wikipedia.org/wiki/Matrix_decomposition</text:span></text:a></text:p>
      <text:p text:style-name="P13"><text:span text:style-name="T57">SVD: <text:tab/><text:tab/><text:tab/><text:tab/></text:span><text:a xlink:type="simple" xlink:href="https://en.wikipedia.org/wiki/Singular-value_decomposition" text:style-name="Internet_20_link" text:visited-style-name="Visited_20_Internet_20_Link"><text:span text:style-name="T57">https://en.wikipedia.org/wiki/Singular-value_decomposition</text:span></text:a></text:p>
      <text:p text:style-name="P15"><text:span text:style-name="T56">Pseudoinverse: <text:tab/><text:tab/></text:span><text:a xlink:type="simple" xlink:href="https://en.wikipedia.org/wiki/Moore-Penrose_inverse" text:style-name="Internet_20_link" text:visited-style-name="Visited_20_Internet_20_Link"><text:span text:style-name="T58">https://en.wikipedia.org/wiki/Moore-Penrose_inverse</text:span></text:a></text:p>
      <text:p text:style-name="P15"><text:span text:style-name="T59">Affine Transformation: <text:tab/></text:span><text:a xlink:type="simple" xlink:href="https://en.wikipedia.org/wiki/Affine_transformation" text:style-name="Internet_20_link" text:visited-style-name="Visited_20_Internet_20_Link"><text:span text:style-name="T59">https://en.wikipedia.org/wiki/Affine_transformation</text:span></text:a></text:p>
      <text:list xml:id="list2552437189922940410" text:style-name="L3">
        <text:list-header>
          <text:p text:style-name="P81"/>
        </text:list-header>
      </text:list>
      <text:p text:style-name="P3"/>
      <text:p text:style-name="P89"/>
      <text:p text:style-name="P97"><text:span text:style-name="T77">Other </text:span>Web <text:span text:style-name="T77">Sources</text:span></text:p>
      <text:p text:style-name="P7"/>
      <text:p text:style-name="P28"><text:a xlink:type="simple" xlink:href="https://www.mathworks.com/content/dam/mathworks/mathworks-dot-com/moler/eigs.pdf" text:style-name="Internet_20_link" text:visited-style-name="Visited_20_Internet_20_Link"><text:span text:style-name="T56">https://www.mathworks.com/content/dam/mathworks/mathworks-dot-com/moler/eigs.pdf</text:span></text:a></text:p>
      <text:p text:style-name="P24"/>
      <text:p text:style-name="P27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10">(<text:span text:style-name="T53">https://eli.thegreenplace.net/2015/memory-layout-of-multi-dimensional-arrays</text:span>)</text:p>
      <text:p text:style-name="P5"/>
      <text:p text:style-name="P21"><text:span text:style-name="T20">E. Bendersky</text:span><text:span text:style-name="T17">: </text:span><text:span text:style-name="T20">Memory layout of multidimensional arrays</text:span><text:span text:style-name="T17">. <text:s/></text:span></text:p>
      <text:p text:style-name="P10">(<text:span text:style-name="T53">https://eli.thegreenplace.net/2015/memory-layout-of-multi-dimensional-arrays</text:span>)</text:p>
      <text:list xml:id="list5528306586243384123" text:style-name="L4">
        <text:list-header>
          <text:p text:style-name="P8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Helvetica, 'Lucida Sans Unicode', 'Microsoft Sans Serif', 'Segoe UI Symbol', STIXGeneral, 'Cambria Math', 'Arial Unicode MS', sans-serif"/>
    <style:font-face style:name="Arial" svg:font-family="Arial, Helvetica, sans-serif"/>
    <style:font-face style:name="Lohit Devanagari1" svg:font-family="'Lohit Devanagari'"/>
    <style:font-face style:name="Source Sans Pro" svg:font-family="'Source Sans Pro', Helvetica, Arial, sans-serif"/>
    <style:font-face style:name="Verdana" svg:font-family="Verdana, Arial, Helvetica, sans-serif"/>
    <style:font-face style:name="arial1" svg:font-family="arial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9-04T10:58:24.295281567</dc:date>
    <meta:editing-duration>P1DT16H55M46S</meta:editing-duration>
    <meta:editing-cycles>90</meta:editing-cycles>
    <meta:print-date>2018-05-14T15:37:12.426212841</meta:print-date>
    <meta:document-statistic meta:table-count="0" meta:image-count="0" meta:object-count="0" meta:page-count="4" meta:paragraph-count="135" meta:word-count="811" meta:character-count="5888" meta:non-whitespace-character-count="5228"/>
  </office:meta>
</office:document-meta>
</file>